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6pt" fo:font-weight="bold" officeooo:rsid="0007607e" officeooo:paragraph-rsid="0007607e" style:font-size-asian="16pt" style:font-weight-asian="bold" style:font-size-complex="16pt" style:font-weight-complex="bold"/>
    </style:style>
    <style:style style:name="P2" style:family="paragraph" style:parent-style-name="Standard">
      <style:text-properties fo:font-size="12pt" fo:font-weight="normal" officeooo:rsid="0007607e" officeooo:paragraph-rsid="0007607e" style:font-size-asian="10.5pt" style:font-weight-asian="normal" style:font-size-complex="12pt" style:font-weight-complex="normal"/>
    </style:style>
    <style:style style:name="P3" style:family="paragraph" style:parent-style-name="Standard">
      <style:paragraph-properties fo:line-height="115%"/>
      <style:text-properties fo:font-size="14pt" fo:font-weight="bold" officeooo:rsid="0007c9ca" officeooo:paragraph-rsid="0007c9ca" style:font-size-asian="12.25pt" style:font-weight-asian="bold" style:font-size-complex="14pt" style:font-weight-complex="bold"/>
    </style:style>
    <style:style style:name="P4"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5" style:family="paragraph" style:parent-style-name="Standard">
      <style:paragraph-properties fo:margin-top="0cm" fo:margin-bottom="0cm" loext:contextual-spacing="false"/>
      <style:text-properties fo:font-size="12pt" fo:font-weight="normal" officeooo:rsid="0007c9ca" officeooo:paragraph-rsid="0007c9ca" style:font-size-asian="10.5pt" style:font-weight-asian="normal" style:font-size-complex="12pt" style:font-weight-complex="normal"/>
    </style:style>
    <style:style style:name="P6" style:family="paragraph" style:parent-style-name="Standard">
      <style:paragraph-properties fo:margin-top="0cm" fo:margin-bottom="0cm" loext:contextual-spacing="false"/>
      <style:text-properties fo:font-size="12pt" fo:font-weight="normal" officeooo:rsid="00168eaa" officeooo:paragraph-rsid="00168eaa" style:font-size-asian="10.5pt" style:font-weight-asian="normal" style:font-size-complex="12pt" style:font-weight-complex="normal"/>
    </style:style>
    <style:style style:name="P7" style:family="paragraph" style:parent-style-name="Standard">
      <style:paragraph-properties fo:margin-top="0cm" fo:margin-bottom="0cm" loext:contextual-spacing="false" fo:line-height="115%"/>
      <style:text-properties fo:font-size="12pt" fo:font-weight="normal" officeooo:rsid="001b59fe" officeooo:paragraph-rsid="001b59fe" style:font-size-asian="10.5pt" style:font-weight-asian="normal" style:font-size-complex="12pt" style:font-weight-complex="normal"/>
    </style:style>
    <style:style style:name="P8" style:family="paragraph" style:parent-style-name="Standard">
      <style:paragraph-properties fo:margin-top="0cm" fo:margin-bottom="0cm" loext:contextual-spacing="false" fo:line-height="115%"/>
      <style:text-properties fo:font-size="12pt" fo:font-weight="normal" officeooo:rsid="001d7677" officeooo:paragraph-rsid="001d7677" style:font-size-asian="10.5pt" style:font-weight-asian="normal" style:font-size-complex="12pt" style:font-weight-complex="normal"/>
    </style:style>
    <style:style style:name="P9" style:family="paragraph" style:parent-style-name="Standard">
      <style:paragraph-properties fo:margin-top="0cm" fo:margin-bottom="0cm" loext:contextual-spacing="false" fo:line-height="115%"/>
      <style:text-properties fo:font-size="12pt" fo:font-weight="normal" officeooo:rsid="001e8f9e" officeooo:paragraph-rsid="001e8f9e" style:font-size-asian="10.5pt" style:font-weight-asian="normal" style:font-size-complex="12pt" style:font-weight-complex="normal"/>
    </style:style>
    <style:style style:name="P10" style:family="paragraph" style:parent-style-name="Standard">
      <style:paragraph-properties fo:margin-top="0cm" fo:margin-bottom="0cm" loext:contextual-spacing="false" fo:line-height="115%"/>
      <style:text-properties fo:font-size="12pt" fo:font-weight="normal" officeooo:rsid="00283cab" officeooo:paragraph-rsid="00283cab" style:font-size-asian="10.5pt" style:font-weight-asian="normal" style:font-size-complex="12pt" style:font-weight-complex="normal"/>
    </style:style>
    <style:style style:name="P11" style:family="paragraph" style:parent-style-name="Standard">
      <style:paragraph-properties fo:margin-top="0cm" fo:margin-bottom="0cm" loext:contextual-spacing="false" fo:line-height="115%"/>
      <style:text-properties fo:font-size="12pt" fo:font-weight="bold" officeooo:rsid="000e4180" officeooo:paragraph-rsid="000e4180" style:font-size-asian="10.5pt" style:font-weight-asian="bold" style:font-size-complex="12pt" style:font-weight-complex="bold"/>
    </style:style>
    <style:style style:name="P12" style:family="paragraph" style:parent-style-name="Standard">
      <style:paragraph-properties fo:margin-top="0cm" fo:margin-bottom="0cm" loext:contextual-spacing="false" fo:line-height="115%"/>
      <style:text-properties fo:font-size="14pt" fo:font-weight="bold" officeooo:rsid="00087d18" officeooo:paragraph-rsid="00087d18" style:font-size-asian="12.25pt" style:font-weight-asian="bold" style:font-size-complex="14pt" style:font-weight-complex="bold"/>
    </style:style>
    <style:style style:name="P13" style:family="paragraph" style:parent-style-name="Standard">
      <style:paragraph-properties fo:margin-top="0cm" fo:margin-bottom="0cm" loext:contextual-spacing="false" fo:line-height="115%"/>
      <style:text-properties fo:font-size="14pt" fo:font-weight="bold" officeooo:rsid="001b59fe" officeooo:paragraph-rsid="001d7677" style:font-size-asian="12.25pt" style:font-weight-asian="bold" style:font-size-complex="14pt" style:font-weight-complex="bold"/>
    </style:style>
    <style:style style:name="P14" style:family="paragraph" style:parent-style-name="Standard">
      <style:paragraph-properties fo:margin-top="0cm" fo:margin-bottom="0cm" loext:contextual-spacing="false" fo:line-height="115%"/>
      <style:text-properties fo:font-size="14pt" fo:font-weight="bold" officeooo:rsid="001b59fe" officeooo:paragraph-rsid="001e8f9e" style:font-size-asian="12.25pt" style:font-weight-asian="bold" style:font-size-complex="14pt" style:font-weight-complex="bold"/>
    </style:style>
    <style:style style:name="P15" style:family="paragraph" style:parent-style-name="Standard">
      <style:paragraph-properties fo:margin-top="0cm" fo:margin-bottom="0.199cm" loext:contextual-spacing="false" fo:line-height="115%"/>
      <style:text-properties fo:font-size="12pt" fo:font-weight="normal" officeooo:rsid="00087d18" officeooo:paragraph-rsid="00087d18" style:font-size-asian="10.5pt" style:font-weight-asian="normal" style:font-size-complex="12pt" style:font-weight-complex="normal"/>
    </style:style>
    <style:style style:name="P16" style:family="paragraph" style:parent-style-name="Standard">
      <style:paragraph-properties fo:margin-top="0cm" fo:margin-bottom="0.199cm" loext:contextual-spacing="false"/>
      <style:text-properties fo:font-size="12pt" fo:font-weight="normal" officeooo:rsid="0018750e" officeooo:paragraph-rsid="0018750e" style:font-size-asian="10.5pt" style:font-weight-asian="normal" style:font-size-complex="12pt" style:font-weight-complex="normal"/>
    </style:style>
    <style:style style:name="P17" style:family="paragraph" style:parent-style-name="Standard">
      <style:paragraph-properties fo:margin-top="0cm" fo:margin-bottom="0.199cm" loext:contextual-spacing="false" fo:line-height="115%"/>
      <style:text-properties fo:font-size="12pt" fo:font-weight="bold" officeooo:rsid="00087d18" officeooo:paragraph-rsid="00087d18" style:font-size-asian="10.5pt" style:font-weight-asian="bold" style:font-size-complex="12pt" style:font-weight-complex="bold"/>
    </style:style>
    <style:style style:name="P18" style:family="paragraph" style:parent-style-name="Standard">
      <style:paragraph-properties fo:margin-top="0cm" fo:margin-bottom="0.199cm" loext:contextual-spacing="false" fo:line-height="115%"/>
      <style:text-properties fo:font-size="12pt" fo:font-weight="bold" officeooo:rsid="000cc041" officeooo:paragraph-rsid="000cc041" style:font-size-asian="10.5pt" style:font-weight-asian="bold" style:font-size-complex="12pt" style:font-weight-complex="bold"/>
    </style:style>
    <style:style style:name="P19" style:family="paragraph" style:parent-style-name="Standard">
      <style:paragraph-properties fo:margin-top="0cm" fo:margin-bottom="0cm" loext:contextual-spacing="false" fo:line-height="115%"/>
      <style:text-properties fo:font-size="12pt" fo:font-weight="normal" officeooo:rsid="0011218c" officeooo:paragraph-rsid="0030408b" style:font-size-asian="12pt" style:font-weight-asian="normal" style:font-size-complex="12pt" style:font-weight-complex="normal"/>
    </style:style>
    <style:style style:name="P20" style:family="paragraph" style:parent-style-name="Standard">
      <style:paragraph-properties fo:margin-top="0cm" fo:margin-bottom="0cm" loext:contextual-spacing="false" fo:line-height="115%"/>
      <style:text-properties fo:font-size="12pt" fo:font-weight="normal" officeooo:rsid="0030a62d" officeooo:paragraph-rsid="0030a62d" style:font-size-asian="12pt" style:font-weight-asian="normal" style:font-size-complex="12pt" style:font-weight-complex="normal"/>
    </style:style>
    <style:style style:name="P21" style:family="paragraph" style:parent-style-name="Standard">
      <style:paragraph-properties fo:margin-top="0cm" fo:margin-bottom="0cm" loext:contextual-spacing="false" fo:line-height="115%"/>
      <style:text-properties fo:font-size="12pt" fo:font-weight="normal" officeooo:rsid="002cbe85" officeooo:paragraph-rsid="00356a40" style:font-size-asian="10.5pt" style:font-weight-asian="normal" style:font-size-complex="12pt" style:font-weight-complex="normal"/>
    </style:style>
    <style:style style:name="P22" style:family="paragraph" style:parent-style-name="Standard">
      <style:paragraph-properties fo:margin-top="0cm" fo:margin-bottom="0cm" loext:contextual-spacing="false" fo:line-height="115%"/>
      <style:text-properties fo:font-size="12pt" fo:font-weight="normal" officeooo:rsid="003726a8" officeooo:paragraph-rsid="00390e22" style:font-size-asian="10.5pt" style:font-weight-asian="normal" style:font-size-complex="12pt" style:font-weight-complex="normal"/>
    </style:style>
    <style:style style:name="P23" style:family="paragraph" style:parent-style-name="Standard">
      <style:paragraph-properties fo:margin-top="0cm" fo:margin-bottom="0cm" loext:contextual-spacing="false" fo:line-height="115%"/>
      <style:text-properties fo:font-size="12pt" fo:font-weight="normal" officeooo:rsid="003726a8" officeooo:paragraph-rsid="0039ac57" style:font-size-asian="10.5pt" style:font-weight-asian="normal" style:font-size-complex="12pt" style:font-weight-complex="normal"/>
    </style:style>
    <style:style style:name="P24" style:family="paragraph" style:parent-style-name="Standard">
      <style:paragraph-properties fo:margin-top="0cm" fo:margin-bottom="0cm" loext:contextual-spacing="false" fo:line-height="115%"/>
      <style:text-properties fo:font-size="12pt" fo:font-weight="normal" officeooo:rsid="0039ac57" officeooo:paragraph-rsid="0039ac57" style:font-size-asian="10.5pt" style:font-weight-asian="normal" style:font-size-complex="12pt" style:font-weight-complex="normal"/>
    </style:style>
    <style:style style:name="P25" style:family="paragraph" style:parent-style-name="Standard">
      <style:paragraph-properties fo:margin-top="0cm" fo:margin-bottom="0cm" loext:contextual-spacing="false" fo:line-height="115%"/>
      <style:text-properties fo:font-size="12pt" fo:font-weight="normal" officeooo:rsid="0039ac57" officeooo:paragraph-rsid="004046ae" style:font-size-asian="10.5pt" style:font-weight-asian="normal" style:font-size-complex="12pt" style:font-weight-complex="normal"/>
    </style:style>
    <style:style style:name="P26" style:family="paragraph" style:parent-style-name="Standard">
      <style:paragraph-properties fo:margin-top="0cm" fo:margin-bottom="0cm" loext:contextual-spacing="false" fo:line-height="115%"/>
      <style:text-properties fo:font-size="12pt" fo:font-weight="normal" officeooo:rsid="003aeb1c" officeooo:paragraph-rsid="003aeb1c" style:font-size-asian="10.5pt" style:font-weight-asian="normal" style:font-size-complex="12pt" style:font-weight-complex="normal"/>
    </style:style>
    <style:style style:name="P27" style:family="paragraph" style:parent-style-name="Standard">
      <style:paragraph-properties fo:margin-top="0cm" fo:margin-bottom="0cm" loext:contextual-spacing="false" fo:line-height="115%"/>
      <style:text-properties fo:font-size="12pt" fo:font-weight="normal" officeooo:rsid="003aeb1c" officeooo:paragraph-rsid="003dd051" style:font-size-asian="10.5pt" style:font-weight-asian="normal" style:font-size-complex="12pt" style:font-weight-complex="normal"/>
    </style:style>
    <style:style style:name="P28" style:family="paragraph" style:parent-style-name="Standard">
      <style:paragraph-properties fo:margin-top="0cm" fo:margin-bottom="0cm" loext:contextual-spacing="false" fo:line-height="115%"/>
      <style:text-properties fo:font-size="12pt" fo:font-weight="normal" officeooo:rsid="003c71a2" officeooo:paragraph-rsid="004046ae" style:font-size-asian="10.5pt" style:font-weight-asian="normal" style:font-size-complex="12pt" style:font-weight-complex="normal"/>
    </style:style>
    <style:style style:name="P29" style:family="paragraph" style:parent-style-name="Standard">
      <style:paragraph-properties fo:margin-top="0cm" fo:margin-bottom="0cm" loext:contextual-spacing="false" fo:line-height="115%"/>
      <style:text-properties fo:font-size="12pt" fo:font-weight="normal" officeooo:rsid="002871b4" officeooo:paragraph-rsid="004350a9" style:font-size-asian="10.5pt" style:font-weight-asian="normal" style:font-size-complex="12pt" style:font-weight-complex="normal"/>
    </style:style>
    <style:style style:name="P30"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31" style:family="paragraph" style:parent-style-name="Standard">
      <style:paragraph-properties fo:margin-top="0cm" fo:margin-bottom="0cm" loext:contextual-spacing="false" fo:line-height="115%"/>
      <style:text-properties fo:font-size="14pt" fo:font-weight="bold" officeooo:rsid="003726a8" officeooo:paragraph-rsid="003726a8" style:font-size-asian="12.25pt" style:font-weight-asian="bold" style:font-size-complex="14pt" style:font-weight-complex="bold"/>
    </style:style>
    <style:style style:name="P32" style:family="paragraph" style:parent-style-name="Standard">
      <style:paragraph-properties fo:margin-top="0cm" fo:margin-bottom="0cm" loext:contextual-spacing="false" fo:line-height="115%"/>
      <style:text-properties fo:font-size="14pt" fo:font-weight="bold" officeooo:rsid="003726a8" officeooo:paragraph-rsid="004350a9" style:font-size-asian="12.25pt" style:font-weight-asian="bold" style:font-size-complex="14pt" style:font-weight-complex="bold"/>
    </style:style>
    <style:style style:name="P33" style:family="paragraph" style:parent-style-name="Standard">
      <style:paragraph-properties fo:margin-top="0cm" fo:margin-bottom="0cm" loext:contextual-spacing="false" fo:line-height="115%"/>
      <style:text-properties fo:font-size="14pt" fo:font-weight="bold" officeooo:rsid="001b59fe" officeooo:paragraph-rsid="001b59fe" style:font-size-asian="12.25pt" style:font-weight-asian="bold" style:font-size-complex="14pt" style:font-weight-complex="bold"/>
    </style:style>
    <style:style style:name="P34" style:family="paragraph" style:parent-style-name="Standard">
      <style:paragraph-properties fo:margin-top="0cm" fo:margin-bottom="0cm" loext:contextual-spacing="false" fo:line-height="115%"/>
      <style:text-properties fo:font-size="14pt" fo:font-weight="bold" officeooo:rsid="004046ae" officeooo:paragraph-rsid="004046ae" style:font-size-asian="12.25pt" style:font-weight-asian="bold" style:font-size-complex="14pt" style:font-weight-complex="bold"/>
    </style:style>
    <style:style style:name="P35" style:family="paragraph" style:parent-style-name="Standard">
      <style:paragraph-properties fo:margin-top="0cm" fo:margin-bottom="0.199cm" loext:contextual-spacing="false"/>
      <style:text-properties fo:font-size="12pt" fo:font-weight="normal" officeooo:rsid="00356a40" officeooo:paragraph-rsid="00356a40" style:font-size-asian="10.5pt" style:font-weight-asian="normal" style:font-size-complex="12pt" style:font-weight-complex="normal"/>
    </style:style>
    <style:style style:name="P36" style:family="paragraph" style:parent-style-name="Standard">
      <style:paragraph-properties fo:margin-top="0cm" fo:margin-bottom="0.199cm" loext:contextual-spacing="false"/>
      <style:text-properties fo:font-size="12pt" fo:font-weight="normal" officeooo:rsid="003726a8" officeooo:paragraph-rsid="003726a8" style:font-size-asian="10.5pt" style:font-weight-asian="normal" style:font-size-complex="12pt" style:font-weight-complex="normal"/>
    </style:style>
    <style:style style:name="P37" style:family="paragraph" style:parent-style-name="Standard">
      <style:paragraph-properties fo:margin-top="0cm" fo:margin-bottom="0.199cm" loext:contextual-spacing="false"/>
      <style:text-properties fo:font-size="12pt" fo:font-weight="bold" officeooo:rsid="00185979" officeooo:paragraph-rsid="0030408b" style:font-size-asian="10.5pt" style:font-weight-asian="bold" style:font-size-complex="12pt" style:font-weight-complex="bold"/>
    </style:style>
    <style:style style:name="P38" style:family="paragraph" style:parent-style-name="Standard">
      <style:paragraph-properties fo:margin-top="0cm" fo:margin-bottom="0.199cm" loext:contextual-spacing="false"/>
      <style:text-properties fo:font-size="12pt" fo:font-weight="bold" officeooo:rsid="00185979" officeooo:paragraph-rsid="0030a62d" style:font-size-asian="10.5pt" style:font-weight-asian="bold" style:font-size-complex="12pt" style:font-weight-complex="bold"/>
    </style:style>
    <style:style style:name="P39" style:family="paragraph" style:parent-style-name="Standard">
      <style:paragraph-properties fo:margin-top="0cm" fo:margin-bottom="0.199cm" loext:contextual-spacing="false"/>
      <style:text-properties fo:font-size="12pt" fo:font-weight="bold" officeooo:rsid="00339325" officeooo:paragraph-rsid="00339325" style:font-size-asian="10.5pt" style:font-weight-asian="bold" style:font-size-complex="12pt" style:font-weight-complex="bold"/>
    </style:style>
    <style:style style:name="P40" style:family="paragraph" style:parent-style-name="Standard">
      <style:paragraph-properties fo:margin-top="0cm" fo:margin-bottom="0.199cm" loext:contextual-spacing="false"/>
      <style:text-properties fo:font-size="12pt" fo:font-weight="bold" officeooo:rsid="0034024f" officeooo:paragraph-rsid="0034024f" style:font-size-asian="10.5pt" style:font-weight-asian="bold" style:font-size-complex="12pt" style:font-weight-complex="bold"/>
    </style:style>
    <style:style style:name="T1" style:family="text">
      <style:text-properties officeooo:rsid="0007c9ca"/>
    </style:style>
    <style:style style:name="T2" style:family="text">
      <style:text-properties fo:font-weight="normal" style:font-weight-asian="normal" style:font-weight-complex="normal"/>
    </style:style>
    <style:style style:name="T3" style:family="text">
      <style:text-properties fo:font-weight="normal" officeooo:rsid="000a2898" style:font-weight-asian="normal" style:font-weight-complex="normal"/>
    </style:style>
    <style:style style:name="T4" style:family="text">
      <style:text-properties fo:font-weight="normal" officeooo:rsid="000a449f" style:font-weight-asian="normal" style:font-weight-complex="normal"/>
    </style:style>
    <style:style style:name="T5" style:family="text">
      <style:text-properties fo:font-weight="normal" officeooo:rsid="000b082f" style:font-weight-asian="normal" style:font-weight-complex="normal"/>
    </style:style>
    <style:style style:name="T6" style:family="text">
      <style:text-properties fo:font-weight="normal" officeooo:rsid="000dc815" style:font-weight-asian="normal" style:font-weight-complex="normal"/>
    </style:style>
    <style:style style:name="T7" style:family="text">
      <style:text-properties fo:font-weight="normal" officeooo:rsid="000e4180" style:font-weight-asian="normal" style:font-weight-complex="normal"/>
    </style:style>
    <style:style style:name="T8" style:family="text">
      <style:text-properties fo:font-weight="normal" officeooo:rsid="000f501f" style:font-weight-asian="normal" style:font-weight-complex="normal"/>
    </style:style>
    <style:style style:name="T9" style:family="text">
      <style:text-properties fo:font-weight="normal" officeooo:rsid="00186150" style:font-weight-asian="normal" style:font-weight-complex="normal"/>
    </style:style>
    <style:style style:name="T10" style:family="text">
      <style:text-properties fo:font-weight="normal" officeooo:rsid="002d165b" style:font-weight-asian="normal" style:font-weight-complex="normal"/>
    </style:style>
    <style:style style:name="T11" style:family="text">
      <style:text-properties fo:font-weight="normal" officeooo:rsid="0030408b" style:font-weight-asian="normal" style:font-weight-complex="normal"/>
    </style:style>
    <style:style style:name="T12" style:family="text">
      <style:text-properties fo:font-weight="normal" officeooo:rsid="00339325" style:font-weight-asian="normal" style:font-weight-complex="normal"/>
    </style:style>
    <style:style style:name="T13" style:family="text">
      <style:text-properties fo:font-weight="normal" officeooo:rsid="0034024f" style:font-weight-asian="normal" style:font-weight-complex="normal"/>
    </style:style>
    <style:style style:name="T14" style:family="text">
      <style:text-properties fo:font-weight="normal" officeooo:rsid="00356a40" style:font-weight-asian="normal" style:font-weight-complex="normal"/>
    </style:style>
    <style:style style:name="T15" style:family="text">
      <style:text-properties fo:font-weight="normal" officeooo:rsid="003dd051" style:font-weight-asian="normal" style:font-weight-complex="normal"/>
    </style:style>
    <style:style style:name="T16" style:family="text">
      <style:text-properties officeooo:rsid="0009d52b"/>
    </style:style>
    <style:style style:name="T17" style:family="text">
      <style:text-properties officeooo:rsid="000b082f"/>
    </style:style>
    <style:style style:name="T18" style:family="text">
      <style:text-properties officeooo:rsid="000d421c"/>
    </style:style>
    <style:style style:name="T19" style:family="text">
      <style:text-properties officeooo:rsid="000e4180"/>
    </style:style>
    <style:style style:name="T20" style:family="text">
      <style:text-properties officeooo:rsid="0011218c"/>
    </style:style>
    <style:style style:name="T21" style:family="text">
      <style:text-properties officeooo:rsid="001b59fe"/>
    </style:style>
    <style:style style:name="T22" style:family="text">
      <style:text-properties officeooo:rsid="001d78d8"/>
    </style:style>
    <style:style style:name="T23" style:family="text">
      <style:text-properties officeooo:rsid="0027c460"/>
    </style:style>
    <style:style style:name="T24" style:family="text">
      <style:text-properties officeooo:rsid="00283cab"/>
    </style:style>
    <style:style style:name="T25" style:family="text">
      <style:text-properties officeooo:rsid="0029c405"/>
    </style:style>
    <style:style style:name="T26" style:family="text">
      <style:text-properties officeooo:rsid="002cbe85"/>
    </style:style>
    <style:style style:name="T27" style:family="text">
      <style:text-properties officeooo:rsid="002d165b"/>
    </style:style>
    <style:style style:name="T28" style:family="text">
      <style:text-properties officeooo:rsid="0030408b"/>
    </style:style>
    <style:style style:name="T29" style:family="text">
      <style:text-properties fo:font-weight="bold" officeooo:rsid="0030408b" style:font-weight-asian="bold" style:font-weight-complex="bold"/>
    </style:style>
    <style:style style:name="T30" style:family="text">
      <style:text-properties officeooo:rsid="0030a62d"/>
    </style:style>
    <style:style style:name="T31" style:family="text">
      <style:text-properties officeooo:rsid="0031f849"/>
    </style:style>
    <style:style style:name="T32" style:family="text">
      <style:text-properties officeooo:rsid="00339325"/>
    </style:style>
    <style:style style:name="T33" style:family="text">
      <style:text-properties officeooo:rsid="00185979" style:font-size-asian="10.5pt"/>
    </style:style>
    <style:style style:name="T34" style:family="text">
      <style:text-properties officeooo:rsid="0030408b" style:font-size-asian="10.5pt"/>
    </style:style>
    <style:style style:name="T35" style:family="text">
      <style:text-properties officeooo:rsid="003726a8"/>
    </style:style>
    <style:style style:name="T36" style:family="text">
      <style:text-properties officeooo:rsid="00390e22"/>
    </style:style>
    <style:style style:name="T37" style:family="text">
      <style:text-properties officeooo:rsid="003aeb1c"/>
    </style:style>
    <style:style style:name="T38" style:family="text">
      <style:text-properties officeooo:rsid="003c8a64"/>
    </style:style>
    <style:style style:name="T39" style:family="text">
      <style:text-properties officeooo:rsid="003dd051"/>
    </style:style>
    <style:style style:name="T40" style:family="text">
      <style:text-properties officeooo:rsid="003e4ba9"/>
    </style:style>
    <style:style style:name="T41" style:family="text">
      <style:text-properties officeooo:rsid="003f0a73"/>
    </style:style>
    <style:style style:name="T42" style:family="text">
      <style:text-properties officeooo:rsid="004046ae"/>
    </style:style>
    <style:style style:name="T43" style:family="text">
      <style:text-properties officeooo:rsid="00422dbb"/>
    </style:style>
    <style:style style:name="T44" style:family="text">
      <style:text-properties officeooo:rsid="004350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Lab</text:p>
      <text:p text:style-name="P3">Introduction</text:p>
      <text:p text:style-name="P4">VirtualLab <text:span text:style-name="T30">(VL) </text:span>is a python package which enables the user to run <text:span text:style-name="T18">F</text:span>inite <text:span text:style-name="T18">E</text:span>lement <text:span text:style-name="T18">(FE)</text:span> simulations completely via the command line. The pre and post processing is <text:span text:style-name="T1">carried out</text:span> using the software SALOME, while the <text:span text:style-name="T1">FE solver </text:span>CodeAster <text:span text:style-name="T1">is used for the simulation</text:span>. While this package has been written for command line use some capabilites have been included to <text:span text:style-name="T1">use the GUI for debugging and training.</text:span></text:p>
      <text:p text:style-name="P4"/>
      <text:p text:style-name="P12">Layout</text:p>
      <text:p text:style-name="P15">VirtualLab <text:span text:style-name="T16">contains </text:span>three essential directories <text:span text:style-name="T16">needed for running any simulation;</text:span> ‘Scripts’, ‘Materials’ <text:span text:style-name="T16">and</text:span> ‘Input’. <text:span text:style-name="T17">There is also a <text:s/>‘Run’ file which is used to launch simulations.</text:span></text:p>
      <text:p text:style-name="P17">Scripts – <text:span text:style-name="T2">This directory contains all of </text:span><text:span text:style-name="T5">the </text:span><text:span text:style-name="T2">scripts needed to set up VirtualLab, the SALOME </text:span><text:span text:style-name="T3">scripts </text:span><text:span text:style-name="T2">and CodeAster command files. </text:span><text:span text:style-name="T3">The sub-directory ‘Common’ contains everything needed to set-up a study, such as creating directories and inerfacing with </text:span><text:span text:style-name="T4">SALOME and CodeAster. There is also a sub-directory for each simulation type (</text:span><text:span text:style-name="T5">which is c</text:span><text:span text:style-name="T4">urrently Tensile, LFA and HIVE). </text:span><text:span text:style-name="T5">Inside each of these sub-directories is the relevant SALOME and CodeAster files to run that specific simulation. Each has a PreProc, Aster and PostProc directory containing the relevant scripts. This directory also contains other simulation-specific subdirectories, </text:span><text:span text:style-name="T11">I.e.</text:span><text:span text:style-name="T5"> ‘Laser’ for LFA which contains different laser pulse profiles. </text:span></text:p>
      <text:p text:style-name="P18"><text:span text:style-name="T17">M</text:span>aterials – <text:span text:style-name="T2">This directory contains the material properties which </text:span><text:span text:style-name="T6">will be</text:span><text:span text:style-name="T2"> used for FE simulations. </text:span><text:span text:style-name="T6">The sub-directories are different materials, each </text:span><text:span text:style-name="T7">of which</text:span><text:span text:style-name="T6"> contain material properties. </text:span><text:span text:style-name="T7">Some materials are non-linear with temperature dependence. </text:span></text:p>
      <text:p text:style-name="P11"><text:span text:style-name="T19">I</text:span>nput – <text:span text:style-name="T2">The Input directory contains the parameters which will be used for running simulations, such as dimensions to create a mesh and boundary conditions and materials for FE simulations. Input has a sub-directory for each simulation, and within each of those you will find sub-directories for different study </text:span><text:span text:style-name="T11">directories</text:span><text:span text:style-name="T2"> </text:span><text:span text:style-name="T8">(this will be explained more in the next section)</text:span><text:span text:style-name="T2">. </text:span></text:p>
      <text:p text:style-name="P12"/>
      <text:p text:style-name="P12">Getting Starte<text:span text:style-name="T20">d</text:span></text:p>
      <text:p text:style-name="P19">To use VirtualLab there are a few things which must be set up. The first is that you have both SALOME and CodeAster installed on your computer. Once this is done you need to add the SALOME directory to your path so that salome can be opened by just typing ‘salome’ in a terminal window. <text:span text:style-name="T29">Talk to Llion</text:span></text:p>
      <text:p text:style-name="P19"><text:span text:style-name="T26">There are also a couple of packages which are needed and are designated in the Setup.sh script (These are h5py for dealing with SALOME’s .med files and iapws which is needed for HIVE simulations). If there are any issues please see </text:span><text:a xlink:type="simple" xlink:href="http://docs.h5py.org/en/stable/build.html" text:style-name="Internet_20_link" text:visited-style-name="Visited_20_Internet_20_Link"><text:span text:style-name="T26">http://docs.h5py.org/en/stable/build.html</text:span></text:a><text:span text:style-name="T26"> and </text:span><text:a xlink:type="simple" xlink:href="https://pypi.org/project/iapws/" text:style-name="Internet_20_link" text:visited-style-name="Visited_20_Internet_20_Link"><text:span text:style-name="T26">https://pypi.org/project/iapws/</text:span></text:a><text:span text:style-name="T26">)</text:span></text:p>
      <text:p text:style-name="P19"/>
      <text:p text:style-name="P20">The results generated by VL are written to <text:span text:style-name="T32">the</text:span> Output directory in the top level directory <text:span text:style-name="T32">(this will be created once simulations are run)</text:span>. <text:span text:style-name="T32">The location of the Output directory can be chan</text:span>ged to another location <text:span text:style-name="T32">through the </text:span>VlConfig.py file however for this training <text:span text:style-name="T31">material</text:span> it is advisable to leave this in its default location. <text:span text:style-name="T33">There are 4 arguments which <text:s/></text:span><text:span text:style-name="T34">must be defined to use VL;</text:span><text:span text:style-name="T33"> </text:span><text:span text:style-name="T34">Simulation, StudyDir, StudyName, Input</text:span><text:span text:style-name="T33">. </text:span></text:p>
      <text:p text:style-name="P20"><text:span text:style-name="T33"/></text:p>
      <text:p text:style-name="P20"><text:span text:style-name="T33"/></text:p>
      <text:p text:style-name="P37"><text:soft-page-break/><text:span text:style-name="T27">Simulation</text:span><text:span text:style-name="T10"> – </text:span><text:span text:style-name="T9">This indicated the type of simulation which will be run; Tensile, LFA or HIVE. </text:span><text:span text:style-name="T12">A directory of the Simulation will be created in the Output directory.</text:span></text:p>
      <text:p text:style-name="P38"><text:span text:style-name="T28">StudyDir</text:span><text:span text:style-name="T2"> – </text:span><text:span text:style-name="T12">This is a sub directory of Simulation to keep things organised, i.e. here you could specify a type of component you are testing, </text:span><text:span text:style-name="T13">such as ‘MetalBar’. </text:span><text:span text:style-name="T14">In this directory also you will find the directory ‘Meshes’ where all the meshes for this type of Study will be saved. </text:span></text:p>
      <text:p text:style-name="P39"><text:span text:style-name="T32">S</text:span>tudyName –<text:span text:style-name="T2"> A sub-directory of StudyDir where Simulations results will be stored. </text:span><text:span text:style-name="T13">This is specific to the set of Simulations you are running. For example if you are testing out different magnitude of loads, you could name this ‘LoadingAnalysis’.</text:span></text:p>
      <text:p text:style-name="P40">Inputs –<text:span text:style-name="T2"> This dictionary defines the name of the file(s) containing the information required to create a mesh and/or run a simulation. <text:s/></text:span><text:span text:style-name="T9">The dictionary must always have the key ‘</text:span><text:span text:style-name="T15">Parameters</text:span><text:span text:style-name="T9">’ which </text:span><text:span text:style-name="T2">defines the main parameter file. If no other argument is provided a single simulation will be run using the information from this file. If the key ‘Parametric’ is included in the dictionary it is possible to run multiple simulations con-currently with different parameters. The ‘</text:span><text:span text:style-name="T15">Parameters</text:span><text:span text:style-name="T2">’ file and ‘Parametric’ file must be in the directory Inputs/$SIMULATION/$STUDYDIR</text:span></text:p>
      <text:p text:style-name="P35">You will also notice when the class is initialised a key-word argument ‘mode’ is passed – this dictates how much information is printed in the terminal. T<text:span text:style-name="T26">here are 3 different options available; headless (default), continuous and interactive. Interactive will output all commands in to the terminal, continuous will write the output to a file as it is generated, and headless will write the output in to the file at the end of the process. The output for the meshing stage can be found in the ‘Meshes’ directory, while the output for each CodeAster simulation can be found in the ‘Aster’ directory for each specific Study. For the below tasks it is advised to keep the mode as ‘interactive’ so that you can see the outputs generated by VL easily. </text:span></text:p>
      <text:p text:style-name="P35"/>
      <text:p text:style-name="P31">Mechanical FE – Tensile Test</text:p>
      <text:p text:style-name="P36">The first topic for the training is running a standard tensile test with a ‘Dog-Bone’ sample. This is a purely elastic simulation. </text:p>
      <text:p text:style-name="P30"><text:span text:style-name="T21">Task </text:span>1</text:p>
      <text:p text:style-name="P21">For this task the Run.py fi<text:span text:style-name="T35">le</text:span> should be set up <text:span text:style-name="T35">already. However the 4 variables in the Run file should be:</text:span></text:p>
      <text:p text:style-name="P21">Simulation = 'Tensile'</text:p>
      <text:p text:style-name="P21">StudyDir = 'Example'</text:p>
      <text:p text:style-name="P21">StudyName = 'Training'</text:p>
      <text:p text:style-name="P21">Input = {'<text:span text:style-name="T39">Parameters</text:span>' : '<text:span text:style-name="T40">TrainingParameters’</text:span>}</text:p>
      <text:p text:style-name="P23">The first step is to open the <text:span text:style-name="T39">Parameters file ‘TrainingParameters.py’</text:span> which can be found in Inputs/Tensile/Example. You will notice a Namespace called ‘Mesh’ which defines the geometrical and meshing parameters. <text:span text:style-name="T36">The file which is used to create the mesh is defined at Mesh.File, which in this case is ‘Testpiece’. This file can be found in Scripts/Tensile/PreProc. The attributes of Mesh, such as Thickness, are passed to this file to create a mesh named ‘Notch1’ which will be saved in Output/Tensile/Example/Meshes. You will also notice a Namespace named ‘Sim’ which has all the information relevant to run pre-simulation calculations, the simulation and post-processing calculations and images. As you can see the Name attached to ‘Sim’ is ‘Single’, meaning that the results for this simulation will be in Output/Tensile/Example/Training/Single.</text:span></text:p>
      <text:p text:style-name="P24"/>
      <text:p text:style-name="P24">Execute the Run.py file, where you should see a mesh named ‘Notch1’ being created followed by a Simulation named ‘Single’ showing up in an xterm terminal.</text:p>
      <text:p text:style-name="P24"/>
      <text:p text:style-name="P24"><text:soft-page-break/>Since the kwarg ‘ShowRes’ is set to ‘True’ in VirtualLab.PostProc <text:span text:style-name="T39">in the Run file</text:span> the results are automatically opened in ParaVis for you to take a look at. There should be two sets of results shown: <text:span text:style-name="T39">o</text:span>ne for a constant force simulation and another for a constant displacement simulation. </text:p>
      <text:p text:style-name="P22"/>
      <text:p text:style-name="P33">Task 2</text:p>
      <text:p text:style-name="P27">The next step is to run multiple simulations at the same time. Change the Input dictionary to include the key, value pai<text:span text:style-name="T38">r</text:span> ‘Parametric’,’Parametric_<text:span text:style-name="T41">1</text:span>’ (<text:span text:style-name="T38">your Input dictionary should now look like </text:span>Input={'<text:span text:style-name="T39">Parameters</text:span>' : '<text:span text:style-name="T41">TrainingParameters</text:span>', 'Parametric' : 'Parametric_<text:span text:style-name="T41">1</text:span>'}). What we are now saying is that we use the file ‘Parametric_<text:span text:style-name="T41">1</text:span>.py’ <text:s/>(also in <text:span text:style-name="T35">Inputs/Tensile/Example</text:span>) in conjunction with the <text:span text:style-name="T39">parameters </text:span>file <text:span text:style-name="T39">to create multiple parameter files</text:span>. <text:span text:style-name="T39">If a variable is defined in the parametric file then this value is used, however if the variable is not defined the value from the parameters file will be used. </text:span>For example, in ‘<text:span text:style-name="T41">Parametric_1’ </text:span>you will see that 2 meshes are being created (‘Notch2’ and ‘Notch3’) with different values for Rad_a and Rad_b, however the thickness of the sample will still be 0.003 since this is what is defined in ‘<text:span text:style-name="T41">TrainingParameters’</text:span> and <text:span text:style-name="T41">it </text:span>is not specified in <text:span text:style-name="T41">the parametric file</text:span>.</text:p>
      <text:p text:style-name="P26"/>
      <text:p text:style-name="P28">Execute the Run file and you should see meshes ‘Notch2’ and ‘Notch3’ are created along with <text:span text:style-name="T42">2 xterm terminals opening, one for each simulation. The names of the simulation (‘ParametricSim1’ and ‘ParametricSim2’) are written at the top of the xterm window to differntiate them. </text:span></text:p>
      <text:p text:style-name="P33"/>
      <text:p text:style-name="P34">Task 3</text:p>
      <text:p text:style-name="P25">You realise after running the simulation that <text:span text:style-name="T37">the wrong Material was set in the Parameters file. You wanted to run a simulation on a Tungsten testpiece not a copper one. You are happy with the meshes <text:s/>you already have for ‘Notch 2’ and ‘Notch 3’ and don’t want to re-run the meshing step. In the Run file in VirtualLab.Create write ‘RunMesh=False’. This will switch off the meshing part and only run the Simulation (There is also a kwarg RunSim’ also exists and works in the same way as RunMesh for the simulation). Change the Material in the Parameters file to ‘Tungsten’ and Run the simulation.</text:span></text:p>
      <text:p text:style-name="P33"/>
      <text:p text:style-name="P29">Once you have completed the above tasks it may be worthwhile you looking at the files which have been used to create this <text:span text:style-name="T25">simulations</text:span>. <text:span text:style-name="T43">See</text:span> Scripts/Tensile/Preproc/<text:span text:style-name="T43">DogBone</text:span>.py <text:span text:style-name="T44">which</text:span> has been used to make the <text:span text:style-name="T44">mesh</text:span> <text:span text:style-name="T44">and the CodeAster command file in S</text:span>cripts/Tensile/<text:span text:style-name="T25">Aster/Tensile.comm. Take a look at these to try and figure out what each part is doing.</text:span></text:p>
      <text:p text:style-name="P16"/>
      <text:p text:style-name="P32"><text:span text:style-name="T44">Thermal</text:span> FE – <text:span text:style-name="T44">Laser Flash Analysis</text:span></text:p>
      <text:p text:style-name="P6"/>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12:52.201643510</meta:creation-date>
    <dc:date>2020-05-07T14:36:13.984125859</dc:date>
    <meta:editing-duration>PT4H53M41S</meta:editing-duration>
    <meta:editing-cycles>45</meta:editing-cycles>
    <meta:generator>LibreOffice/6.0.7.3$Linux_X86_64 LibreOffice_project/00m0$Build-3</meta:generator>
    <meta:document-statistic meta:table-count="0" meta:image-count="0" meta:object-count="0" meta:page-count="3" meta:paragraph-count="35" meta:word-count="1409" meta:character-count="8826" meta:non-whitespace-character-count="7428"/>
  </office:meta>
</office:document-meta>
</file>